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C0000034A788D017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7.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1.5cm" svg:x="3.4cm" svg:y="18.1cm">
          <text:p text:style-name="P1">Manage Bookings that was accessed from the main screen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4.202cm" svg:height="16.794cm" svg:x="2.298cm" svg:y="1.006cm">
          <draw:image xlink:href="Pictures/100002010000045C0000034A788D01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01:44.143000000</dc:date>
    <meta:editing-duration>PT11M1S</meta:editing-duration>
    <meta:editing-cycles>2</meta:editing-cycles>
    <meta:generator>LibreOffice/4.3.2.2$Windows_x86 LibreOffice_project/edfb5295ba211bd31ad47d0bad0118690f76407d</meta:generator>
    <meta:document-statistic meta:object-count="2"/>
  </office:meta>
</office:document-meta>
</file>